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197" officeooo:paragraph-rsid="000fd197"/>
    </style:style>
    <style:style style:name="T1" style:family="text">
      <style:text-properties officeooo:rsid="00125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isation : </text:p>
      <text:p text:style-name="P1">Un automate standard est un automate fini non d ́eterministe tel que :</text:p>
      <text:p text:style-name="P1">– il y a un seul ́etat initial;</text:p>
      <text:p text:style-name="P1">– l’ ́etat initial n’est l’ ́etat d’arriv ́ee d’aucune transi</text:p>
      <text:p text:style-name="P1">tion.</text:p>
      <text:p text:style-name="P1"></text:p>
      <text:p text:style-name="P1">Rendre un automate standard : (diapo 40 de Cours2TL_13.pdf)</text:p>
      <text:p text:style-name="P1">Soit A=(S, S0, R, S’) un automate non standard avec</text:p>
      <text:p text:style-name="P1">(s, a, s0)  R.</text:p>
      <text:p text:style-name="P1">On construit A’ =(S {q}, {q}, R’, S’’) où</text:p>
      <text:p text:style-name="P1">1. q est un nouvel état</text:p>
      <text:p text:style-name="P1">2. Q est un état initial</text:p>
      <text:p text:style-name="P1">3. S’’ = S’ si s0 S0, s0 n’est pas final</text:p>
      <text:p text:style-name="P1">S’’ = S’ {q} sinon</text:p>
      <text:p text:style-name="P1">4. R’ = R  {(q,a,s) | s0 S0, a V. (s0, a, s)  R}</text:p>
      <text:p text:style-name="P1"></text:p>
      <text:p text:style-name="P1">Pour la standardisation :</text:p>
      <text:p text:style-name="P1"><text:tab/>- faire une fonction isStandard() qui vérifie qu'un automate n'est pas déjà standard,</text:p>
      <text:p text:style-name="P1"><text:tab/>- standardiser l'automate s'il n'est pas déjà standard</text:p>
      <text:p text:style-name="P1"><text:tab/>- (optionnelle) : supprimer les états inaccessibles</text:p>
      <text:p text:style-name="P1"></text:p>
      <text:p text:style-name="P1"></text:p>
      <text:p text:style-name="P1"></text:p>
      <text:p text:style-name="P1"></text:p>
      <text:p text:style-name="P1">METHODE UTILISE DANS LE PROJET POUR LA STANDARDISATION :</text:p>
      <text:p text:style-name="P1"></text:p>
      <text:p text:style-name="P1"><text:tab/>1) on crée le nouvel état initial sans aucune transition</text:p>
      <text:p text:style-name="P1"><text:tab/>2) on crée tout les autres états sans aucune transition (y compris les anciens états initial)</text:p>
      <text:p text:style-name="P1"><text:tab/>3) on s'occupe des cas particuliers (voir ci-dessous)</text:p>
      <text:p text:style-name="P1"><text:tab/>4) on s'occupe des transitions partant du nouvel etat initial (correspondant aux transitions partant des anciens états initiaux)</text:p>
      <text:p text:style-name="P1"><text:tab/>5) on reproduit toutes les anciennes transitions <text:span text:style-name="T1">(sauf les cas particuliers, c'est déjà géré avant) </text:span></text:p>
      <text:p text:style-name="P1"><text:tab/>6) on supprime les états non-accessibles</text:p>
      <text:p text:style-name="P1"><text:tab/></text:p>
      <text:p text:style-name="P1"><text:tab/>Cas particulier : quand un ancien état initial a une transition allant vers lui-même. Dans ce cas là, il faut créer 2 transitions et un état : une transition partant du nouvel état initial et allant vers l'état nouvellement créé et une transition partant de cet état et allant vers lui-même.</text:p>
      <text:p text:style-name="P1"><text:tab/></text:p>
      <text:p text:style-name="P1"><text:tab/></text:p>
      <text:p text:style-name="P1"><text:tab/></text:p>
      <text:p text:style-name="P1"></text:p>
      <text:p text:style-name="P1">Comment faire ?</text:p>
      <text:p text:style-name="P1">Dans mainwindow.cpp, dans la fonction getStandard() :</text:p>
      <text:p text:style-name="P1">Afficher l'automate en haut a gauche</text:p>
      <text:p text:style-name="P1">Trouver la bonne structure pair&lt;&gt; vector&lt;&gt; a faire</text:p>
      <text:p text:style-name="P1">Faire une fonction dans automate.cpp qui s'appelle standardise() et qui renvoit la structure approprié (voir ligne au-dessus)</text:p>
      <text:p text:style-name="P1">Rajouter un attribut a mainwindow.h (justement la structure)</text:p>
      <text:p text:style-name="P1"></text:p>
      <text:p text:style-name="P1">Cahier des charges :</text:p>
      <text:p text:style-name="P1"></text:p>
      <text:p text:style-name="P1"><text:soft-page-break/>Bonsoir,</text:p>
      <text:p text:style-name="P1">A l'issue de cette semaine, il semblerait que le passage de QT4 à QT5 <text:s/>soit réalisé avec succès.</text:p>
      <text:p text:style-name="P1">Voici l'analyse de l'existant et des besoins que nous avons résumé ici :</text:p>
      <text:p text:style-name="P1">Analyse des besoins : </text:p>
      <text:p text:style-name="P1">- une version à jour (QT5) - OK</text:p>
      <text:p text:style-name="P1">- multi-plateforme (Unix, Windows) - OK</text:p>
      <text:p text:style-name="P1">- évolutif (ajout de futur fonctionnalité faciles, plus de documentations, prise en main facile des sources etc)</text:p>
      <text:p text:style-name="P1">- au moins 2 nouveaux algorithmes pas à pas (lesquels ? minimisation, standardisation)</text:p>
      <text:p text:style-name="P1">Analyse de l'existant :</text:p>
      <text:p text:style-name="P1">Le <text:s/>projet 2010 semble bien fait, bien que peu documenté. Un gros <text:s/>avantage est qu'il est multi-plateforme. Par contre : QT4.</text:p>
      <text:p text:style-name="P1">Le projet 2013 a le gros désavantage de ne plus être multi-plateforme (Windows seulement)</text:p>
      <text:p text:style-name="P1">Nous avons donc pris la décision de partir du projet 2010 et avons commencé à étudier plus précisement la structure du code, ainsi que la manière utilisée pour implémenter les algorithmes déjà existants.</text:p>
      <text:p text:style-name="P1">Nous allons commencer à nous attaquer au développement du programme et voir les moyens d'implémenter les algorithmes demandés.</text:p>
      <text:p text:style-name="P1">Bonne soirée, </text:p>
      <text:p text:style-name="P1">Kevin Ladier, Pierre Coursie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iiighht </meta:initial-creator>
    <meta:creation-date>2015-01-29T01:08:18.526060855</meta:creation-date>
    <dc:date>2015-01-29T02:44:57.021351230</dc:date>
    <dc:creator>aaiiighht </dc:creator>
    <meta:editing-duration>PT1H36M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62" meta:word-count="517" meta:character-count="3055" meta:non-whitespace-character-count="2514"/>
  </office:meta>
</office:document-meta>
</file>